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Helvetica Neue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Helvetica Neue" fo:font-size="10.5pt" fo:letter-spacing="normal" fo:font-style="normal" fo:font-weight="normal" fo:background-color="#ffff00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bf0041" loext:opacity="100%" style:font-name="Helvetica Neue" fo:font-size="10.5pt" fo:letter-spacing="normal" fo:font-style="normal" fo:font-weight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bf0041" loext:opacity="100%" style:font-name="Helvetica Neue" fo:font-size="10.5pt" fo:letter-spacing="normal" fo:font-style="normal" fo:font-weight="normal"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color="#bf0041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ULA 14 - Bloqueios culturais</text:p>
      <text:p text:style-name="P2">TESTE REALIZADO</text:p>
      <text:p text:style-name="P1"/>
      <text:p text:style-name="P1"><text:s/></text:p>
      <text:p text:style-name="P2">Questão1 <text:s/></text:p>
      <text:p text:style-name="P1"><text:s/></text:p>
      <text:p text:style-name="P1"><text:s text:c="3"/>Julgue as afirmativas a seguir, sobre a composição dos Círculos de Controle de Qualidade (CCQ), de acordo com o Modelo Japonês, e escolha a alternativa correta.</text:p>
      <text:p text:style-name="P1"/>
      <text:p text:style-name="P1">1. Controladores baseados em simulação.</text:p>
      <text:p text:style-name="P1">2. Controladores baseados em análise de alianças.</text:p>
      <text:p text:style-name="P1">3. Grupos homogêneos e heterogêneos.</text:p>
      <text:p text:style-name="P1">4. Funcionários devem participar em grupos homogêneos para implantar melhorias contínuas.</text:p>
      <text:p text:style-name="P1">5. Gerentes devem participar de grupos heterogêneos (multifuncionais), resolvendo problemas e desenvolvendo novos produtos.</text:p>
      <text:p text:style-name="P1"><text:s/></text:p>
      <text:p text:style-name="P1">1 - As afirmativas 1 e 2 são verdadeiras.</text:p>
      <text:p text:style-name="P1">2 - As afirmativas 1, 2 e 3 são verdadeiras.</text:p>
      <text:p text:style-name="P1">3 - As afirmativas 1 e 5 são verdadeiras.</text:p>
      <text:p text:style-name="P1">4 - A afirmativa 4 é falsa.</text:p>
      <text:p text:style-name="P2">5 - As afirmativas 3, 4 e 5 são verdadeiras.</text:p>
      <text:p text:style-name="P2"><text:s/></text:p>
      <text:p text:style-name="P2">Sua resposta: As afirmativas 3, 4 e 5 são verdadeiras.</text:p>
      <text:p text:style-name="P1">Valor: Resposta Correta</text:p>
      <text:p text:style-name="P1">Valor recebido: 10.00</text:p>
      <text:p text:style-name="P1"/>
      <text:p text:style-name="P1"/>
      <text:p text:style-name="P1"><text:s/></text:p>
      <text:p text:style-name="P1"><text:s/></text:p>
      <text:p text:style-name="P2">Questão2 <text:s/></text:p>
      <text:p text:style-name="P2"><text:s/></text:p>
      <text:p text:style-name="P1"><text:s text:c="3"/>É uma razão pela qual a metodologia da qualidade tem funcionado a contento, no Oriente.</text:p>
      <text:p text:style-name="P1">item texto</text:p>
      <text:p text:style-name="P1"><text:s/></text:p>
      <text:p text:style-name="P1">1 - Investimentos financeiros de capital estrangeiro.</text:p>
      <text:p text:style-name="P2">2 - Apoio do chefe principal.</text:p>
      <text:p text:style-name="P1">3 - É utilizada apenas para a chefia.</text:p>
      <text:p text:style-name="P1">4 - A participação é voluntária.</text:p>
      <text:p text:style-name="P1">5 - Falta de treinamento.</text:p>
      <text:p text:style-name="P1"><text:s/></text:p>
      <text:p text:style-name="P2">Sua resposta: Apoio do chefe principal.</text:p>
      <text:p text:style-name="P1">Valor: Resposta Correta</text:p>
      <text:p text:style-name="P1">Valor recebido: 10.00</text:p>
      <text:p text:style-name="P1"/>
      <text:p text:style-name="P1"><text:s/></text:p>
      <text:p text:style-name="P1"><text:s/></text:p>
      <text:p text:style-name="P2">Questão4 <text:s/></text:p>
      <text:p text:style-name="P1"><text:s/></text:p>
      <text:p text:style-name="P1"><text:s text:c="3"/>Para conseguir superar os padrões internacionais de qualidade e custo, empresas de todo o mundo passaram a treinar seus funcionários nas técnicas de ___________.</text:p>
      <text:p text:style-name="P1"><text:s/></text:p>
      <text:p text:style-name="P1">1 - Controle Estatístico de Processo, Planejamento Estratégico e Desenvolvimento Organizacional</text:p>
      <text:p text:style-name="P2">2 - Controle Estatístico de Qualidade, Brainstorming e Análise de Ishikawa</text:p>
      <text:p text:style-name="P1">3 - Análise de Ishikawa, Planejamento Estratégico e Administração por Objetivos</text:p>
      <text:p text:style-name="P1">4 - Brainstorming, Controle Estatístico de Qualidade e Planejamento Estratégico</text:p>
      <text:p text:style-name="P1">5 - Desenvolvimento Organizacional, Brainstorming e Análise de Ishikawa</text:p>
      <text:p text:style-name="P1"><text:soft-page-break/><text:s/></text:p>
      <text:p text:style-name="P2">Sua resposta: Controle Estatístico de Qualidade, Brainstorming e Análise de Ishikawa</text:p>
      <text:p text:style-name="P1">Valor: Resposta Correta</text:p>
      <text:p text:style-name="P1">Valor recebido: 10.00</text:p>
      <text:p text:style-name="P1"/>
      <text:p text:style-name="P1"/>
      <text:p text:style-name="P1"/>
      <text:p text:style-name="P2"/>
      <text:p text:style-name="P2">Questão8 <text:s/></text:p>
      <text:p text:style-name="P1"><text:s/></text:p>
      <text:p text:style-name="P1"><text:s text:c="3"/>Para ser comercializado nos países desenvolvidos, os produtos/serviços devem ter___________.</text:p>
      <text:p text:style-name="P1"><text:s/></text:p>
      <text:p text:style-name="P1">1 - apenas qualidade internacional</text:p>
      <text:p text:style-name="P1">2 - custo acima do internacional</text:p>
      <text:p text:style-name="P2">3 - qualidade abaixo da internacional</text:p>
      <text:p text:style-name="P1">4 - apenas custo internacional</text:p>
      <text:p text:style-name="P1">5 - qualidade e custo internacionais</text:p>
      <text:p text:style-name="P2"><text:s/></text:p>
      <text:p text:style-name="P2">Sua resposta: qualidade e custo internacionais</text:p>
      <text:p text:style-name="P1">Valor: Resposta Correta</text:p>
      <text:p text:style-name="P1">Valor recebido: 10.00</text:p>
      <text:p text:style-name="P1"/>
      <text:p text:style-name="P1"/>
      <text:p text:style-name="P1"><text:s/></text:p>
      <text:p text:style-name="P1"><text:s/></text:p>
      <text:p text:style-name="P3">Questão5 <text:s/></text:p>
      <text:p text:style-name="P1"><text:s/></text:p>
      <text:p text:style-name="P1"><text:s text:c="3"/>Marque a alternativa correta de acordo com o módulo "A experiência japonesa". O __________ brasileiro pode ser considerado de qualidade internacional e custo superior ao internacional.</text:p>
      <text:p text:style-name="P1"><text:s/></text:p>
      <text:p text:style-name="P3">1 - sapato</text:p>
      <text:p text:style-name="P1">2 - eletrodoméstico</text:p>
      <text:p text:style-name="P1">3 - açúcar</text:p>
      <text:p text:style-name="P1">4 - microcomputador</text:p>
      <text:p text:style-name="P1">5 - tecido</text:p>
      <text:p text:style-name="P1"><text:s/></text:p>
      <text:p text:style-name="P3">Sua resposta: sapato</text:p>
      <text:p text:style-name="P1">Valor: Resposta Errada</text:p>
      <text:p text:style-name="P1">Valor recebido: 0.00</text:p>
      <text:p text:style-name="P1"/>
      <text:p text:style-name="P1"><text:s/></text:p>
      <text:p text:style-name="P4">Questão6 <text:s/></text:p>
      <text:p text:style-name="P1"><text:s/></text:p>
      <text:p text:style-name="P1"><text:s text:c="3"/>Não é uma razão pela qual a metodologia da qualidade não tem funcionado a contento, no Ocidente.</text:p>
      <text:p text:style-name="P1"><text:s/></text:p>
      <text:p text:style-name="P2">1 - Investimentos financeiros de capital estrangeiro.</text:p>
      <text:p text:style-name="P3">2 - Falta de apoio do chefe principal.</text:p>
      <text:p text:style-name="P1">3 - É utilizada apenas para funcionários.</text:p>
      <text:p text:style-name="P1">4 - A participação é voluntária.</text:p>
      <text:p text:style-name="P1">5 - Falta de treinamento.</text:p>
      <text:p text:style-name="P1"><text:s/></text:p>
      <text:p text:style-name="P3">Sua resposta: Falta de apoio do chefe principal.</text:p>
      <text:p text:style-name="P1">Valor: Resposta Errada</text:p>
      <text:p text:style-name="P1">Valor recebido: 0.00</text:p>
      <text:p text:style-name="P1"/>
      <text:p text:style-name="P1"/>
      <text:p text:style-name="P1"><text:soft-page-break/><text:s/></text:p>
      <text:p text:style-name="P1"><text:s/></text:p>
      <text:p text:style-name="P1"><text:span text:style-name="T2">Questão7 </text:span><text:s/></text:p>
      <text:p text:style-name="P1"><text:s/></text:p>
      <text:p text:style-name="P1"><text:s text:c="3"/>Os Programas de Qualidade devem incluir ___________.</text:p>
      <text:p text:style-name="P1"><text:s/></text:p>
      <text:p text:style-name="P1">1 - clientes e funcionários</text:p>
      <text:p text:style-name="P1">2 - só chefes</text:p>
      <text:p text:style-name="P1">3 - só funcionários</text:p>
      <text:p text:style-name="P2">4 - chefes e funcionários</text:p>
      <text:p text:style-name="P1">5 - clientes</text:p>
      <text:p text:style-name="P1"><text:s/></text:p>
      <text:p text:style-name="P2">Sua resposta: chefes e funcionários</text:p>
      <text:p text:style-name="P1">Valor: Resposta Correta</text:p>
      <text:p text:style-name="P1">Valor recebido: 10.00</text:p>
      <text:p text:style-name="P1"/>
      <text:p text:style-name="P1"/>
      <text:p text:style-name="P1"><text:s/></text:p>
      <text:p text:style-name="P1"><text:s/></text:p>
      <text:p text:style-name="P2">Questão8 <text:s/></text:p>
      <text:p text:style-name="P1"><text:s/></text:p>
      <text:p text:style-name="P1"><text:s text:c="3"/>Os Programas de Qualidade devem possuir círculos ___________.</text:p>
      <text:p text:style-name="P1"><text:s/></text:p>
      <text:p text:style-name="P1">1 - homogêneos somente</text:p>
      <text:p text:style-name="P2">2 - homogêneos e heterogêneos</text:p>
      <text:p text:style-name="P1">3 - heterogêneos somente</text:p>
      <text:p text:style-name="P1">4 - de no mínimo 20 pessoas</text:p>
      <text:p text:style-name="P1">5 - de no mínimo 100 pessoas</text:p>
      <text:p text:style-name="P1"><text:s/></text:p>
      <text:p text:style-name="P2">Sua resposta: homogêneos e heterogêneos</text:p>
      <text:p text:style-name="P1">Valor: Resposta Correta</text:p>
      <text:p text:style-name="P1">Valor recebido: 10.00</text:p>
      <text:p text:style-name="P1"/>
      <text:p text:style-name="P1"/>
      <text:p text:style-name="P1"><text:s/></text:p>
      <text:p text:style-name="P1"><text:s/></text:p>
      <text:p text:style-name="P2">Questão9 <text:s/></text:p>
      <text:p text:style-name="P2"><text:s/></text:p>
      <text:p text:style-name="P1"><text:s text:c="3"/>Na década de 50, os produtos e serviços japoneses eram de ___________.</text:p>
      <text:p text:style-name="P1"><text:s/></text:p>
      <text:p text:style-name="P1">1 - ótima qualidade</text:p>
      <text:p text:style-name="P1">2 - média qualidade</text:p>
      <text:p text:style-name="P2">3 - péssima qualidade</text:p>
      <text:p text:style-name="P1">4 - boa qualidade</text:p>
      <text:p text:style-name="P1">5 - qualidade internacional</text:p>
      <text:p text:style-name="P1"><text:s/></text:p>
      <text:p text:style-name="P2">Sua resposta: péssima qualidade</text:p>
      <text:p text:style-name="P1">Valor: Resposta Correta</text:p>
      <text:p text:style-name="P1">Valor recebido: 10.00</text:p>
      <text:p text:style-name="P1"/>
      <text:p text:style-name="P1"/>
      <text:p text:style-name="P1"><text:s/></text:p>
      <text:p text:style-name="P1"><text:s/></text:p>
      <text:p text:style-name="P2">Questão10 <text:s/></text:p>
      <text:p text:style-name="P1"><text:s/></text:p>
      <text:p text:style-name="P1"><text:s text:c="3"/>Os ___________ brasileiros são considerados de qualidade internacional e custos internacionais.</text:p>
      <text:p text:style-name="P1"><text:s/></text:p>
      <text:p text:style-name="P2">1 - sapatos</text:p>
      <text:p text:style-name="P1"><text:soft-page-break/>2 - microcomputadores</text:p>
      <text:p text:style-name="P1">3 - automóveis</text:p>
      <text:p text:style-name="P1">4 - aparelhos eletrônicos</text:p>
      <text:p text:style-name="P1">5 - eletrodomésticos</text:p>
      <text:p text:style-name="P1"><text:s/></text:p>
      <text:p text:style-name="P2">Sua resposta: sapatos</text:p>
      <text:p text:style-name="P1">Valor: Resposta Correta</text:p>
      <text:p text:style-name="P1">Valor recebido: 10.00</text:p>
      <text:p text:style-name="P1"/>
      <text:p text:style-name="P1"/>
      <text:p text:style-name="P3"/>
      <text:p text:style-name="P3">Questão1 <text:s/></text:p>
      <text:p text:style-name="P1"><text:s/></text:p>
      <text:p text:style-name="P1"><text:s text:c="3"/>Para melhorar <text:s/>qualidade de seus produtos, o Japão resolveu utilizar ___________.</text:p>
      <text:p text:style-name="P1"><text:s/></text:p>
      <text:p text:style-name="P3">1 - Brainstorming</text:p>
      <text:p text:style-name="P1">2 - a Administração por Objetivos</text:p>
      <text:p text:style-name="P1">3 - Controle Estatístico de Qualidade</text:p>
      <text:p text:style-name="P1">4 - Planejamento Estratégico</text:p>
      <text:p text:style-name="P1">5 - Controle Estatístico de Processo</text:p>
      <text:p text:style-name="P1"><text:s/></text:p>
      <text:p text:style-name="P3">Sua resposta: Brainstorming</text:p>
      <text:p text:style-name="P1">Valor: Resposta Errada - Consulte a página 7</text:p>
      <text:p text:style-name="P1">Valor recebido: 0.00</text:p>
      <text:p text:style-name="P1"/>
      <text:p text:style-name="P1"/>
      <text:p text:style-name="P3">Questão10 <text:s/></text:p>
      <text:p text:style-name="P1"><text:s/></text:p>
      <text:p text:style-name="P1"><text:s text:c="3"/>Para melhorar a qualidade de seus produtos, o Japão resolveu implementar___________ na sua indústria.</text:p>
      <text:p text:style-name="P1"><text:s/></text:p>
      <text:p text:style-name="P1">1 - Controle Estatístico de Processo</text:p>
      <text:p text:style-name="P1">2 - Controle Estatístico de Qualidade</text:p>
      <text:p text:style-name="P3">3 - Brainstorming</text:p>
      <text:p text:style-name="P1">4 - a Análise de Ishikawa</text:p>
      <text:p text:style-name="P1">5 - Brainwritting</text:p>
      <text:p text:style-name="P1"><text:s/></text:p>
      <text:p text:style-name="P3">Sua resposta: Brainstorming</text:p>
      <text:p text:style-name="P1">Valor: Resposta Errada - Consulte a página 7</text:p>
      <text:p text:style-name="P1">Valor recebido: 0.00</text:p>
      <text:p text:style-name="P1"/>
      <text:p text:style-name="P3"/>
      <text:p text:style-name="P3">Questão2 <text:s/></text:p>
      <text:p text:style-name="P1"><text:s/></text:p>
      <text:p text:style-name="P1"><text:s text:c="3"/>Marque a alternativa errada, de acordo com o módulo "A experiência Japonesa".</text:p>
      <text:p text:style-name="P1"><text:s/></text:p>
      <text:p text:style-name="P1">1 - O chefe principal deve apoiar e participar da metodologia da qualidade e não apenas os funcionários.</text:p>
      <text:p text:style-name="P1">2 - O presidente não precisa apoiar o programa de qualidade, pois a qualidade espalha-se automaticamente para a empresa.</text:p>
      <text:p text:style-name="P1">3 - A participação de todos deve ser obrigatória.</text:p>
      <text:p text:style-name="P3">4 - Deve haver o treinamento no uso das ferramentas para melhoria dos processos.</text:p>
      <text:p text:style-name="P1">5 - Os círculos de qualidade não devem ser considerados trabalho da gerência.</text:p>
      <text:p text:style-name="P1"><text:s/></text:p>
      <text:p text:style-name="P3">Sua resposta: Deve haver o treinamento no uso das ferramentas para melhoria dos processos.</text:p>
      <text:p text:style-name="P1">Valor: Resposta Errada</text:p>
      <text:p text:style-name="P1">Valor recebido: 0.00</text:p>
      <text:p text:style-name="P1"/>
      <text:p text:style-name="P1"><text:soft-page-break/></text:p>
      <text:p text:style-name="P3"/>
      <text:p text:style-name="P3">Questão4 <text:s/></text:p>
      <text:p text:style-name="P1"><text:s/></text:p>
      <text:p text:style-name="P1"><text:s text:c="3"/>Os programas de Qualidade Total criados no Ocidente ___________.</text:p>
      <text:p text:style-name="P1"><text:s/></text:p>
      <text:p text:style-name="P1">1 - são de curta duração</text:p>
      <text:p text:style-name="P1">2 - são bem administrados</text:p>
      <text:p text:style-name="P1">3 - são de longa duração</text:p>
      <text:p text:style-name="P3">4 - são sempre muito bem administrados</text:p>
      <text:p text:style-name="P1">5 - têm êxito total</text:p>
      <text:p text:style-name="P1"><text:s/></text:p>
      <text:p text:style-name="P3">Sua resposta: são bem administrados</text:p>
      <text:p text:style-name="P1">Valor: Resposta Errada - Consulte a página 13</text:p>
      <text:p text:style-name="P1">Valor recebido: 0.00</text:p>
      <text:p text:style-name="P1"/>
      <text:p text:style-name="P1"/>
      <text:p text:style-name="P3"/>
      <text:p text:style-name="P3">Questão5 <text:s/></text:p>
      <text:p text:style-name="P3"><text:s/></text:p>
      <text:p text:style-name="P1"><text:s text:c="3"/>É uma razão pela qual a metodologia da qualidade não tem funcionado a contento, no Ocidente.</text:p>
      <text:p text:style-name="P1"><text:s/></text:p>
      <text:p text:style-name="P1">1 - O brainwriting entrou em conflito com o brainstorming.</text:p>
      <text:p text:style-name="P3">2 - A religião praticada não favorece o seu uso.</text:p>
      <text:p text:style-name="P1">3 -</text:p>
      <text:p text:style-name="P1">O Ocidente só se preocupa com quantidade.</text:p>
      <text:p text:style-name="P1"/>
      <text:p text:style-name="P1">4 - O brainstorming só se aplica a países orientais.</text:p>
      <text:p text:style-name="P1">5 - Falta de apoio do chefe principal.</text:p>
      <text:p text:style-name="P1"><text:s/></text:p>
      <text:p text:style-name="P3">Sua resposta: A religião praticada não favorece o seu uso.</text:p>
      <text:p text:style-name="P1">Valor: Resposta Errada</text:p>
      <text:p text:style-name="P1">Valor recebido: 0.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5T19:27:04.233080640</meta:creation-date>
    <dc:date>2023-05-25T21:33:41.812903986</dc:date>
    <meta:editing-duration>PT7M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5" meta:paragraph-count="220" meta:word-count="972" meta:character-count="6188" meta:non-whitespace-character-count="5238"/>
  </office:meta>
</office:document-meta>
</file>